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9.712708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index statiques d’un tableau sont ils dans les bornes ?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ype de retour des fonctions est-il égal au type de retour attendu ?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s types lors des affectations de vari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s index d’un tableau sont ils dans les bonnes dimentions ?</text:p>
          </table:table-cell>
          <table:table-cell office:value-type="string" table:style-name="ce1">
            <text:p>Didier(en c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 la range des fo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érification des types autour des &lt; et &gt;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4-07T21:52:16Z</dc:date>
    <meta:editing-cycles>8</meta:editing-cycles>
    <meta:editing-duration>PT14924S</meta:editing-duration>
  </office:meta>
</office:document-meta>
</file>